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Futura" svg:font-family="Fut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Futura" fo:font-size="42pt" officeooo:rsid="0012497a" officeooo:paragraph-rsid="0012497a" style:font-size-asian="36.75pt" style:font-size-complex="4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YBRID</text:p>
      <text:p text:style-name="P2">INTELLIGENCE</text:p>
      <text:p text:style-name="P2">(working titl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Futura" svg:font-family="Fut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09:59:45.177788167</meta:creation-date>
    <dc:date>2023-03-15T10:01:06.070701065</dc:date>
    <meta:editing-duration>PT1M24S</meta:editing-duration>
    <meta:editing-cycles>1</meta:editing-cycles>
    <meta:document-statistic meta:table-count="0" meta:image-count="0" meta:object-count="0" meta:page-count="1" meta:paragraph-count="3" meta:word-count="4" meta:character-count="33" meta:non-whitespace-character-count="32"/>
    <meta:generator>LibreOffice/7.5.0.3$OpenBSD_X86_64 LibreOffice_project/50$Build-3</meta:generator>
  </office:meta>
</office:document-meta>
</file>